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873cm" style:use-optimal-column-width="false"/>
    </style:style>
    <style:style style:name="co6" style:family="table-column">
      <style:table-column-properties style:column-width="1.889cm" style:use-optimal-column-width="false"/>
    </style:style>
    <style:style style:name="co7" style:family="table-column">
      <style:table-column-properties style:column-width="1.44cm" style:use-optimal-column-width="false"/>
    </style:style>
    <style:style style:name="co8" style:family="table-column">
      <style:table-column-properties style:column-width="2.205cm" style:use-optimal-column-width="false"/>
    </style:style>
    <style:style style:name="co9" style:family="table-column">
      <style:table-column-properties style:column-width="2.381cm" style:use-optimal-column-width="false"/>
    </style:style>
    <style:style style:name="co10" style:family="table-column">
      <style:table-column-properties style:column-width="10.973cm" style:use-optimal-column-width="false"/>
    </style:style>
    <style:style style:name="co11" style:family="table-column">
      <style:table-column-properties style:column-width="7.497cm" style:use-optimal-column-width="false"/>
    </style:style>
    <style:style style:name="co12" style:family="table-column">
      <style:table-column-properties style:column-width="7.49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17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ce5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ce6" style:family="table-cell">
      <loext:graphic-properties draw:fill="none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4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12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POVF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POVFIE</text:span></text:p>
              </table:table-cell>
              <table:table-cell>
                <text:p text:style-name="P10"><text:span text:style-name="T4">CAPI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6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POVF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POVFIE</text:span></text:p>
              </table:table-cell>
              <table:table-cell>
                <text:p text:style-name="P10"><text:span text:style-name="T4">CAPI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1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POVFIF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F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POVFIF</text:span></text:p>
              </table:table-cell>
              <table:table-cell>
                <text:p text:style-name="P10"><text:span text:style-name="T4">CAPIF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6.svm" xlink:type="simple" xlink:show="embed" xlink:actuate="onLoad"/>
        </draw:frame>
      </draw:page>
      <draw:page draw:name="page8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Previous Tooth Period Value Register (HWAPCNT1)</text:span></text:p>
            <text:p text:style-name="P2"><text:span text:style-name="T2">Offset = </text:span><text:span text:style-name="T1">8Ah (15:0), </text:span><text:span text:style-name="T6">Offset =</text:span><text:span text:style-name="T1"> 8Bh (31:16)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.003cm" svg:y="7.24cm" svg:viewBox="0 0 15000 600" draw:points="0,0 15000,0 15000,600 0,600">
          <text:p text:style-name="P5"><text:span text:style-name="T2">PCNT(n-1)</text:span></text:p>
        </draw:polygon>
        <draw:frame draw:style-name="gr6" draw:text-style-name="P3" draw:layer="layout" svg:width="0.9cm" svg:height="0.645cm" svg:x="3cm" svg:y="6.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5cm">
          <draw:text-box>
            <text:p><text:span text:style-name="T2">0</text:span></text:p>
          </draw:text-box>
        </draw:frame>
        <draw:frame draw:style-name="gr12" draw:text-style-name="P7" draw:layer="layout" svg:width="10.4cm" svg:height="0.645cm" svg:x="5.3cm" svg:y="3.7cm">
          <draw:text-box>
            <text:p><text:span text:style-name="T1">HWAG Previous Tooth Period Value Register (HWAPCNT1)</text:span></text:p>
          </draw:text-box>
        </draw:frame>
        <draw:frame draw:style-name="standard" draw:layer="layout" svg:width="16.998cm" svg:height="1.964cm" svg:x="2cm" svg:y="9.19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">31-24</text:span></text:p>
              </table:table-cell>
              <table:table-cell>
                <text:p text:style-name="P5"><text:span text:style-name="T2">Reserved</text:span></text:p>
              </table:table-cell>
              <table:table-cell>
                <text:p text:style-name="P10">0</text:p>
              </table:table-cell>
              <table:table-cell table:style-name="ce1">
                <text:p><text:span text:style-name="T4">Reads return 0.</text:span></text:p>
              </table:table-cell>
            </table:table-row>
            <table:table-row table:style-name="ro1" table:default-cell-style-name="ce2">
              <table:table-cell table:style-name="ce5">
                <text:p text:style-name="P5"><text:span text:style-name="T2">23-0</text:span></text:p>
              </table:table-cell>
              <table:table-cell>
                <text:p text:style-name="P5"><text:span text:style-name="T4">PCNT(n-1)</text:span></text:p>
              </table:table-cell>
              <table:table-cell>
                <text:p text:style-name="P5"><text:span text:style-name="T4">0-FFFFFFh</text:span></text:p>
              </table:table-cell>
              <table:table-cell table:style-name="ce1">
                <text:p><text:span text:style-name="T4">Period (n-1) Value. Gives the period value of the previous tooth.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8" draw:text-style-name="P9" draw:layer="layout" svg:width="1.5cm" svg:height="0.607cm" svg:x="9.803cm" svg:y="7.895cm">
          <draw:text-box>
            <text:p><text:span text:style-name="T5">R-0</text:span></text:p>
          </draw:text-box>
        </draw:frame>
        <draw:frame draw:style-name="gr9" draw:text-style-name="P9" draw:layer="layout" svg:width="7.673cm" svg:height="0.607cm" svg:x="2.03cm" svg:y="8.533cm">
          <draw:text-box>
            <text:p><text:span text:style-name="T5">LEGEND: R = Read; -n = value after reset</text:span></text:p>
          </draw:text-box>
        </draw:frame>
        <draw:frame draw:style-name="standard" draw:layer="layout" svg:width="14.995cm" svg:height="0.654cm" svg:x="3.004cm" svg:y="5.28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2" table:default-cell-style-name="ce6">
              <table:table-cell>
                <text:p text:style-name="P5"><text:span text:style-name="T2">Reserved</text:span></text:p>
              </table:table-cell>
              <table:table-cell>
                <text:p text:style-name="P5"><text:span text:style-name="T2">PCNT(n-1)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6" draw:text-style-name="P3" draw:layer="layout" svg:width="0.9cm" svg:height="0.645cm" svg:x="17.1cm" svg:y="4.555cm">
          <draw:text-box>
            <text:p><text:span text:style-name="T2">16</text:span></text:p>
          </draw:text-box>
        </draw:frame>
        <draw:frame draw:style-name="gr6" draw:text-style-name="P3" draw:layer="layout" svg:width="0.9cm" svg:height="0.645cm" svg:x="3cm" svg:y="4.555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4.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4.6cm">
          <draw:text-box>
            <text:p><text:span text:style-name="T2">23</text:span></text:p>
          </draw:text-box>
        </draw:frame>
        <draw:frame draw:style-name="gr8" draw:text-style-name="P9" draw:layer="layout" svg:width="1.5cm" svg:height="0.607cm" svg:x="13.5cm" svg:y="6.093cm">
          <draw:text-box>
            <text:p><text:span text:style-name="T5">R-0</text:span></text:p>
          </draw:text-box>
        </draw:frame>
        <draw:frame draw:style-name="gr8" draw:text-style-name="P9" draw:layer="layout" svg:width="1.5cm" svg:height="0.607cm" svg:x="6cm" svg:y="6.1cm">
          <draw:text-box>
            <text:p><text:span text:style-name="T5">R-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4T16:35:15.161576650</dc:date>
    <meta:editing-duration>PT3H37M35S</meta:editing-duration>
    <meta:editing-cycles>118</meta:editing-cycles>
    <meta:generator>LibreOffice/6.3.4.2.0$Linux_X86_64 LibreOffice_project/30$Build-2</meta:generator>
    <meta:document-statistic meta:object-count="78"/>
  </office:meta>
</office:document-meta>
</file>